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99.4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6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24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0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 style:parent-style-name="Default">
      <style:graphic-properties loext:decorative="false"/>
    </style:style>
    <style:style style:name="gr12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3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4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262.45mm" svg:y1="138.25mm" svg:x2="322.18mm" svg:y2="137.63mm" draw:start-shape="id1" draw:start-glue-point="7" draw:end-shape="id2" draw:end-glue-point="6" svg:d="M26245 13825h2995v-62h2978" svg:viewBox="0 0 5974 63">
            <text:p/>
          </draw:connector>
          <draw:custom-shape draw:z-index="1" draw:name="LOAD_CONSOLES_METADATA 2" draw:style-name="gr2" draw:text-style-name="P3" xml:id="id1" draw:id="id1" svg:width="129.54mm" svg:height="19.5mm" svg:x="132.91mm" svg:y="128.5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74.84mm" svg:height="20.73mm" svg:x="322.18mm" svg:y="127.26mm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68.36mm" svg:height="17.64mm" svg:x="134.58mm" svg:y="72.11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245.46mm" svg:y1="168.5mm" svg:x2="299.51mm" svg:y2="168.3mm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5" draw:text-style-name="P3" xml:id="id3" draw:id="id3" svg:width="112.66mm" svg:height="19.5mm" svg:x="132.8mm" svg:y="158.75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6" draw:text-style-name="P7" svg:width="148.27mm" svg:height="12.22mm" svg:x="135.06mm" svg:y="47.63mm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7" draw:text-style-name="P8" xml:id="id5" draw:id="id5" svg:width="65.52mm" svg:height="15.46mm" svg:x="134.48mm" svg:y="101.27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8" draw:text-style-name="P9" xml:id="id4" draw:id="id4" svg:width="81.94mm" svg:height="23.41mm" svg:x="299.51mm" svg:y="156.6mm">
            <text:p text:style-name="P2"><text:span text:style-name="T5">%ROOT_DB%/</text:span><text:span text:style-name="T5"><text:line-break/></text:span><text:span text:style-name="T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9" draw:text-style-name="P11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9" draw:text-style-name="P11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9" draw:text-style-name="P11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9" draw:text-style-name="P11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9" draw:text-style-name="P11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10" draw:text-style-name="P12" svg:width="151.37mm" svg:height="12.22mm" svg:x="133.36mm" svg:y="30.57mm">
            <text:p text:style-name="P2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1" draw:text-style-name="P13" svg:width="33.96mm" svg:height="7.82mm" svg:x="456.15mm" svg:y="4.44mm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9" draw:text-style-name="P11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2" draw:text-style-name="P1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C:\Users\sesa237770\Documents\ArcadeMeta" calcext:value-type="string" table:number-columns-spanned="9" table:number-rows-spanned="1">
            <text:p>C:\Users\sesa237770\Documents\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svg:x1="-127.75mm" svg:y1="56.55mm" svg:x2="-97.31mm" svg:y2="68.32mm" draw:start-shape="id5" draw:start-glue-point="2" draw:end-shape="id1" draw:end-glue-point="4" svg:d="M16724 11673v591h3044v586" svg:viewBox="0 0 3045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9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9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9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9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9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2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3" draw:text-style-name="P16" svg:width="143.26mm" svg:height="17.81mm" svg:x="13.69mm" svg:y="2.85mm">
              <text:p text:style-name="P15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9" draw:text-style-name="P11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9" draw:text-style-name="P11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14" draw:text-style-name="P17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14" draw:text-style-name="P17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C:\Users\sesa237770\Documents\ArcadeMeta" calcext:value-type="string">
            <text:p>C:\Users\sesa237770\Documents\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C:\ProgrammeApps\PyScripter\PyScripter.exe" calcext:value-type="string">
            <text:p>C:\ProgrammeApps\PyScripter\PyScripter.exe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11" table:number-columns-repeated="2" table:default-cell-style-name="ce61"/>
        <table:table-column table:style-name="co30" table:default-cell-style-name="ce61"/>
        <table:table-column table:style-name="co31" table:default-cell-style-name="ce61"/>
        <table:table-column table:style-name="co11" table:number-columns-repeated="16380" table:default-cell-style-name="ce61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'ROMS-Cockpit'.C15] &amp; &quot; &quot; &amp;[$'ROMS-Cockpit'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2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CMDLINE.$C$6:.$D$18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 style:data-style-name="N2" text:time-value="22:10:45.32452730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24.2.7.2$Linux_X86_64 LibreOffice_project/420$Build-2</meta:generator>
    <dc:date>2025-11-19T22:13:27.249094153</dc:date>
    <meta:editing-duration>P1DT21H11M30S</meta:editing-duration>
    <meta:editing-cycles>45</meta:editing-cycles>
    <meta:document-statistic meta:table-count="4" meta:cell-count="194" meta:object-count="3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